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test</text:p>
          </table:table-cell>
        </table:table-row>
        <table:table-row table:style-name="ro1"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c</text:p>
          </table:table-cell>
        </table:table-row>
        <table:table-row table:style-name="ro1">
          <table:table-cell table:formula="of:=12*[.A1]" office:value-type="string" office:string-value="" calcext:value-type="error">
            <text:p>#VALUE!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2-23T10:32:18.554765975</meta:creation-date>
    <dc:date>2022-02-23T10:33:09.660386159</dc:date>
    <meta:editing-duration>PT51S</meta:editing-duration>
    <meta:editing-cycles>1</meta:editing-cycles>
    <meta:document-statistic meta:table-count="1" meta:cell-count="5" meta:object-count="0"/>
    <meta:generator>LibreOffice/7.1.1.2$MacOSX_X86_64 LibreOffice_project/fe0b08f4af1bacafe4c7ecc87ce55bb426164676</meta:generator>
  </office:meta>
</office:document-meta>
</file>